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officeooo:rsid="000013d7" officeooo:paragraph-rsid="000013d7"/>
    </style:style>
    <style:style style:name="P2" style:family="paragraph" style:parent-style-name="Text_20_body">
      <style:text-properties officeooo:paragraph-rsid="000013d7"/>
    </style:style>
    <style:style style:name="P3" style:family="paragraph" style:parent-style-name="Text_20_body">
      <style:text-properties officeooo:paragraph-rsid="00017fa3"/>
    </style:style>
    <style:style style:name="T1" style:family="text">
      <style:text-properties officeooo:rsid="000013d7"/>
    </style:style>
    <style:style style:name="T2" style:family="text">
      <style:text-properties officeooo:rsid="00017f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ist of web api</text:h>
      <text:h text:style-name="Heading_20_2" text:outline-level="2">Processing</text:h>
      <text:p text:style-name="P2"><text:span text:style-name="T1">Backgound tasks api </text:span><text:a xlink:type="simple" xlink:href="https://developer.mozilla.org/en-US/docs/Web/API/Background_Tasks_API" text:style-name="Internet_20_link" text:visited-style-name="Visited_20_Internet_20_Link">https://developer.mozilla.org/en-US/docs/Web/API/Background_Tasks_API</text:a> </text:p>
      <text:p text:style-name="P2"><text:span text:style-name="T1">bradcast channel api </text:span><text:a xlink:type="simple" xlink:href="https://developer.mozilla.org/en-US/docs/Web/API/Broadcast_Channel_API" text:style-name="Internet_20_link" text:visited-style-name="Visited_20_Internet_20_Link">https://developer.mozilla.org/en-US/docs/Web/API/Broadcast_Channel_API</text:a> </text:p>
      <text:p text:style-name="P2"><text:span text:style-name="T1">channel messaging api </text:span><text:a xlink:type="simple" xlink:href="https://developer.mozilla.org/en-US/docs/Web/API/Channel_Messaging_API" text:style-name="Internet_20_link" text:visited-style-name="Visited_20_Internet_20_Link">https://developer.mozilla.org/en-US/docs/Web/API/Channel_Messaging_API</text:a> </text:p>
      <text:p text:style-name="P2"><text:span text:style-name="T1">frame timing api </text:span><text:a xlink:type="simple" xlink:href="https://developer.mozilla.org/en-US/docs/Web/API/Frame_Timing_API" text:style-name="Internet_20_link" text:visited-style-name="Visited_20_Internet_20_Link">https://developer.mozilla.org/en-US/docs/Web/API/Frame_Timing_API</text:a> </text:p>
      <text:p text:style-name="P3"><text:span text:style-name="T2">web workers </text:span><text:a xlink:type="simple" xlink:href="https://developer.mozilla.org/en-US/docs/Web/API/Web_Workers_API" text:style-name="Internet_20_link" text:visited-style-name="Visited_20_Internet_20_Link">https://developer.mozilla.org/en-US/docs/Web/API/Web_Workers_API</text:a> </text:p>
      <text:h text:style-name="Heading_20_2" text:outline-level="2">memory</text:h>
      <text:p text:style-name="P3"><text:span text:style-name="T2">Wasm memory </text:span><text:a xlink:type="simple" xlink:href="https://developer.mozilla.org/en-US/docs/Web/JavaScript/Reference/Global_Objects/WebAssembly/Memory" text:style-name="Internet_20_link" text:visited-style-name="Visited_20_Internet_20_Link">https://developer.mozilla.org/en-US/docs/Web/JavaScript/Reference/Global_Objects/WebAssembly/Memory</text:a> </text:p>
      <text:h text:style-name="Heading_20_2" text:outline-level="2">I/O</text:h>
      <text:p text:style-name="P2"><text:span text:style-name="T1">Ambient light events </text:span><text:a xlink:type="simple" xlink:href="https://developer.mozilla.org/en-US/docs/Web/API/Ambient_Light_Events" text:style-name="Internet_20_link" text:visited-style-name="Visited_20_Internet_20_Link">https://developer.mozilla.org/en-US/docs/Web/API/Ambient_Light_Events</text:a> </text:p>
      <text:p text:style-name="P2"><text:span text:style-name="T1">Bluetooth API </text:span><text:a xlink:type="simple" xlink:href="https://developer.mozilla.org/en-US/docs/Web/API/Web_Bluetooth_API" text:style-name="Internet_20_link" text:visited-style-name="Visited_20_Internet_20_Link">https://developer.mozilla.org/en-US/docs/Web/API/Web_Bluetooth_API</text:a> </text:p>
      <text:p text:style-name="P2"><text:span text:style-name="T1">Canvas API </text:span><text:a xlink:type="simple" xlink:href="https://developer.mozilla.org/en-US/docs/Web/API/Canvas_API" text:style-name="Internet_20_link" text:visited-style-name="Visited_20_Internet_20_Link">https://developer.mozilla.org/en-US/docs/Web/API/Canvas_API</text:a> </text:p>
      <text:p text:style-name="P2"><text:span text:style-name="T1">console api </text:span><text:a xlink:type="simple" xlink:href="https://developer.mozilla.org/en-US/docs/Web/API/Console_API" text:style-name="Internet_20_link" text:visited-style-name="Visited_20_Internet_20_Link">https://developer.mozilla.org/en-US/docs/Web/API/Console_API</text:a> </text:p>
      <text:p text:style-name="P3"><text:span text:style-name="T2">Gamepad api </text:span><text:a xlink:type="simple" xlink:href="https://developer.mozilla.org/en-US/docs/Web/API/Gamepad_API" text:style-name="Internet_20_link" text:visited-style-name="Visited_20_Internet_20_Link">https://developer.mozilla.org/en-US/docs/Web/API/Gamepad_API</text:a> </text:p>
      <text:p text:style-name="P3"><text:span text:style-name="T2">Geolocation api </text:span><text:a xlink:type="simple" xlink:href="https://developer.mozilla.org/en-US/docs/Web/API/Geolocation_API" text:style-name="Internet_20_link" text:visited-style-name="Visited_20_Internet_20_Link">https://developer.mozilla.org/en-US/docs/Web/API/Geolocation_API</text:a> </text:p>
      <text:p text:style-name="P3"><text:span text:style-name="T2">media capabilities api </text:span><text:a xlink:type="simple" xlink:href="https://developer.mozilla.org/en-US/docs/Web/API/Media_Capabilities_API" text:style-name="Internet_20_link" text:visited-style-name="Visited_20_Internet_20_Link">https://developer.mozilla.org/en-US/docs/Web/API/Media_Capabilities_API</text:a> </text:p>
      <text:p text:style-name="P3"><text:span text:style-name="T2">permissions api </text:span><text:a xlink:type="simple" xlink:href="https://developer.mozilla.org/en-US/docs/Web/API/Permissions_API" text:style-name="Internet_20_link" text:visited-style-name="Visited_20_Internet_20_Link">https://developer.mozilla.org/en-US/docs/Web/API/Permissions_API</text:a> </text:p>
      <text:p text:style-name="P3"><text:span text:style-name="T2">touch events </text:span><text:a xlink:type="simple" xlink:href="https://developer.mozilla.org/en-US/docs/Web/API/Touch_events" text:style-name="Internet_20_link" text:visited-style-name="Visited_20_Internet_20_Link">https://developer.mozilla.org/en-US/docs/Web/API/Touch_events</text:a> </text:p>
      <text:p text:style-name="P3"><text:span text:style-name="T2">visual viewport </text:span><text:a xlink:type="simple" xlink:href="https://developer.mozilla.org/en-US/docs/Web/API/Visual_Viewport_API" text:style-name="Internet_20_link" text:visited-style-name="Visited_20_Internet_20_Link">https://developer.mozilla.org/en-US/docs/Web/API/Visual_Viewport_API</text:a> </text:p>
      <text:p text:style-name="P3"><text:span text:style-name="T2">web notifications </text:span><text:a xlink:type="simple" xlink:href="https://developer.mozilla.org/en-US/docs/Web/API/Notifications_API" text:style-name="Internet_20_link" text:visited-style-name="Visited_20_Internet_20_Link">https://developer.mozilla.org/en-US/docs/Web/API/Notifications_API</text:a> </text:p>
      <text:p text:style-name="P3"><text:span text:style-name="T2">webgl </text:span><text:a xlink:type="simple" xlink:href="https://developer.mozilla.org/en-US/docs/Web/API/WebGL_API" text:style-name="Internet_20_link" text:visited-style-name="Visited_20_Internet_20_Link">https://developer.mozilla.org/en-US/docs/Web/API/WebGL_API</text:a> </text:p>
      <text:h text:style-name="Heading_20_2" text:outline-level="2">Storage</text:h>
      <text:p text:style-name="P3"><text:span text:style-name="T2">History api </text:span><text:a xlink:type="simple" xlink:href="https://developer.mozilla.org/en-US/docs/Web/API/History_API" text:style-name="Internet_20_link" text:visited-style-name="Visited_20_Internet_20_Link">https://developer.mozilla.org/en-US/docs/Web/API/History_API</text:a> </text:p>
      <text:p text:style-name="P3"><text:span text:style-name="T2">web storage api </text:span><text:a xlink:type="simple" xlink:href="https://developer.mozilla.org/en-US/docs/Web/API/Web_Storage_API" text:style-name="Internet_20_link" text:visited-style-name="Visited_20_Internet_20_Link">https://developer.mozilla.org/en-US/docs/Web/API/Web_Storage_API</text:a> </text:p>
      <text:h text:style-name="P1" text:outline-level="2">Network</text:h>
      <text:p text:style-name="P2"><text:span text:style-name="T1">Fetch api </text:span><text:a xlink:type="simple" xlink:href="https://developer.mozilla.org/en-US/docs/Web/API/Fetch_API" text:style-name="Internet_20_link" text:visited-style-name="Visited_20_Internet_20_Link">https://developer.mozilla.org/en-US/docs/Web/API/Fetch_API</text:a> </text:p>
      <text:p text:style-name="P3"><text:soft-page-break/><text:span text:style-name="T2">web rtc </text:span><text:a xlink:type="simple" xlink:href="https://developer.mozilla.org/en-US/docs/Web/API/WebRTC_API" text:style-name="Internet_20_link" text:visited-style-name="Visited_20_Internet_20_Link">https://developer.mozilla.org/en-US/docs/Web/API/WebRTC_API</text:a> </text:p>
      <text:p text:style-name="P3"><text:span text:style-name="T2">web sockets </text:span><text:a xlink:type="simple" xlink:href="https://developer.mozilla.org/en-US/docs/Web/API/Websockets_API" text:style-name="Internet_20_link" text:visited-style-name="Visited_20_Internet_20_Link">https://developer.mozilla.org/en-US/docs/Web/API/Websockets_API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8T22:12:10.375000000</meta:creation-date>
    <dc:date>2020-08-18T22:31:25.685000000</dc:date>
    <meta:editing-duration>PT9M5S</meta:editing-duration>
    <meta:editing-cycles>1</meta:editing-cycles>
    <meta:document-statistic meta:table-count="0" meta:image-count="0" meta:object-count="0" meta:page-count="2" meta:paragraph-count="29" meta:word-count="84" meta:character-count="1918" meta:non-whitespace-character-count="1840"/>
    <meta:generator>LibreOffice/6.4.5.2$Windows_X86_64 LibreOffice_project/a726b36747cf2001e06b58ad5db1aa3a9a1872d6</meta:generator>
  </office:meta>
</office:document-meta>
</file>